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iVersion: build.openshift.io/v1</text:p>
      <text:p text:style-name="Standard">kind: BuildConfig</text:p>
      <text:p text:style-name="Standard">metadata:</text:p>
      <text:p text:style-name="Standard"><text:s text:c="2"/>creationTimestamp: '2020-02-23T11:44:43Z'</text:p>
      <text:p text:style-name="Standard"><text:s text:c="2"/>labels:</text:p>
      <text:p text:style-name="Standard"><text:s text:c="4"/>app: dockerfilebuildsample1</text:p>
      <text:p text:style-name="Standard"><text:s text:c="2"/>name: dockerfilebuildsample</text:p>
      <text:p text:style-name="Standard"><text:s text:c="2"/>namespace: cicd</text:p>
      <text:p text:style-name="Standard"><text:s text:c="2"/>resourceVersion: '6193'</text:p>
      <text:p text:style-name="Standard"><text:s text:c="2"/>selfLink: &gt;-</text:p>
      <text:p text:style-name="Standard"><text:s text:c="4"/>/apis/build.openshift.io/v1/namespaces/cicd/buildconfigs/dockerfilebuildsample</text:p>
      <text:p text:style-name="Standard"><text:s text:c="2"/>uid: e1fc49de-5631-11ea-a79c-fc4596a15333</text:p>
      <text:p text:style-name="Standard">spec:</text:p>
      <text:p text:style-name="Standard"><text:s text:c="2"/>nodeSelector: null</text:p>
      <text:p text:style-name="Standard"><text:s text:c="2"/>output:</text:p>
      <text:p text:style-name="Standard"><text:s text:c="4"/>to:</text:p>
      <text:p text:style-name="Standard"><text:s text:c="6"/>kind: ImageStreamTag</text:p>
      <text:p text:style-name="Standard"><text:s text:c="6"/>name: 'dockerfilebuildsample:latest'</text:p>
      <text:p text:style-name="Standard"><text:s text:c="2"/>postCommit: {}</text:p>
      <text:p text:style-name="Standard"><text:s text:c="2"/>resources: {}</text:p>
      <text:p text:style-name="Standard"><text:s text:c="2"/>runPolicy: Serial</text:p>
      <text:p text:style-name="Standard"><text:s text:c="2"/>source:</text:p>
      <text:p text:style-name="Standard"><text:s text:c="4"/>git:</text:p>
      <text:p text:style-name="Standard"><text:s text:c="6"/>uri: 'https://github.com/zqxbest/cicd3.git'</text:p>
      <text:p text:style-name="Standard"><text:s text:c="4"/>type: Git</text:p>
      <text:p text:style-name="Standard"><text:s text:c="2"/>strategy:</text:p>
      <text:p text:style-name="Standard"><text:s text:c="4"/>dockerStrategy:</text:p>
      <text:p text:style-name="Standard"><text:s text:c="6"/>from:</text:p>
      <text:p text:style-name="Standard"><text:s text:c="8"/>kind: ImageStreamTag</text:p>
      <text:p text:style-name="Standard"><text:s text:c="8"/>name: 'centos:7'</text:p>
      <text:p text:style-name="Standard"><text:s text:c="4"/>type: Docker</text:p>
      <text:p text:style-name="Standard"><text:s text:c="2"/>triggers: []</text:p>
      <text:p text:style-name="Standard">status:</text:p>
      <text:p text:style-name="Standard"><text:s text:c="2"/>lastVersion: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21:35:48.109334158</meta:creation-date>
    <dc:date>2020-02-23T21:36:08.287530956</dc:date>
    <meta:editing-duration>PT21S</meta:editing-duration>
    <meta:editing-cycles>1</meta:editing-cycles>
    <meta:document-statistic meta:table-count="0" meta:image-count="0" meta:object-count="0" meta:page-count="1" meta:paragraph-count="34" meta:word-count="56" meta:character-count="736" meta:non-whitespace-character-count="614"/>
    <meta:generator>LibreOffice/6.0.7.3$Linux_X86_64 LibreOffice_project/00m0$Build-3</meta:generator>
  </office:meta>
</office:document-meta>
</file>